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" manifest:full-path="META-INF/macrosignatures.xml"/>
  <manifest:file-entry manifest:media-type="" manifest:full-path="META-INF/documentsignatures.xml"/>
  <manifest:file-entry manifest:media-type="" manifest:full-path="META-INF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fr1" style:family="graphic" style:parent-style-name="Formula">
      <style:graphic-properties style:vertical-pos="middle" style:vertical-rel="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2.28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Created by Ooo 2</text:p>
      <text:p text:style-name="Standard">Contains mac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9-08-28T11:09:03</meta:creation-date>
    <dc:date>2009-08-28T11:14:00</dc:date>
    <dc:language>de-DE</dc:language>
    <meta:editing-cycles>5</meta:editing-cycles>
    <meta:editing-duration>PT4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3" meta:word-count="6" meta:character-count="3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msgbox "Hello World!"
End Sub

Sub Macro1
msgbox "Macro1"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Main
msgbox "module2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http://openoffice.org/2004/documentsignatures">
  <Signature xmlns="http://www.w3.org/2000/09/xmldsig#" Id="ID_0057001500f70060009300b3001100de009700d700910092000c00d00098006c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R3GQeVtdFcrt9uw5aE2cOduJP1U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9Ssd9dtAdU1NnmeG+J+G3cz/+A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xEae0oNKe1LHaGWljv1zTi2jah8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4vVK4iRktDg+/xVJer9SoE2L3hs=</DigestValue>
      </Reference>
      <Reference URI="ObjectReplacements/Object 1">
        <DigestMethod Algorithm="http://www.w3.org/2000/09/xmldsig#sha1"/>
        <DigestValue>Jd2197LkxKQRJjeDK8+YGHb/nBc=</DigestValue>
      </Reference>
      <Reference URI="Object 1/content.xml">
        <Transforms>
          <Transform Algorithm="http://www.w3.org/TR/2001/REC-xml-c14n-20010315"/>
        </Transforms>
        <DigestMethod Algorithm="http://www.w3.org/2000/09/xmldsig#sha1"/>
        <DigestValue>Bc9dFD3PLqjylnF1FCncZPfNc8I=</DigestValue>
      </Reference>
      <Reference URI="Object 1/settings.xml">
        <Transforms>
          <Transform Algorithm="http://www.w3.org/TR/2001/REC-xml-c14n-20010315"/>
        </Transforms>
        <DigestMethod Algorithm="http://www.w3.org/2000/09/xmldsig#sha1"/>
        <DigestValue>ihno16kQ3dw67gMCKkcs58W8JqA=</DigestValue>
      </Reference>
      <Reference URI="#ID_0057001500f70061009300b3001100de0080003500910092000c00d00098006c">
        <DigestMethod Algorithm="http://www.w3.org/2000/09/xmldsig#sha1"/>
        <DigestValue>tBqzRgTK5KQy8nX1kLj/fAvMdaQ=</DigestValue>
      </Reference>
    </SignedInfo>
    <SignatureValue>dsxsycdu5ZxEh7rBdAYcfQU/RvoOBV0NQ1P8e5HqeA9R+pkzzsZFsGXk1EyPcyvq
Hd1TBBx1TUAell5jua91Y0mDmRGxFmI9TznvmtKXZOFhs0clm+9RBRnyv0LXdhjM
pcehWs/akHpJsp+U3JrbXZ4R4LA01D31VmqjqPsvHwk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57001500f70061009300b3001100de0080003500910092000c00d00098006c" Target="#ID_0057001500f70060009300b3001100de009700d700910092000c00d00098006c">
          <dc:date xmlns:dc="http://purl.org/dc/elements/1.1/">2009-08-28T11:15:33,62</dc:date>
        </SignatureProperty>
      </SignatureProperties>
    </Object>
  </Signature>
</document-signatures>
</file>

<file path=META-INF/macrosignatures.xml><?xml version="1.0" encoding="utf-8"?>
<document-signatures xmlns="http://openoffice.org/2004/documentsignatures">
  <Signature xmlns="http://www.w3.org/2000/09/xmldsig#" Id="ID_00e700ba006c00e0009300e2001100de0082008300a900140054001600b900a2">
    <SignedInfo>
      <CanonicalizationMethod Algorithm="http://www.w3.org/TR/2001/REC-xml-c14n-20010315"/>
      <SignatureMethod Algorithm="http://www.w3.org/2000/09/xmldsig#rsa-sha1"/>
      <Reference URI="Basic/Standard/Module2.xml">
        <Transforms>
          <Transform Algorithm="http://www.w3.org/TR/2001/REC-xml-c14n-20010315"/>
        </Transforms>
        <DigestMethod Algorithm="http://www.w3.org/2000/09/xmldsig#sha1"/>
        <DigestValue>pQsrrTbQ3DTwJhRIywJK6xtLC5M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fG+s0XhoixDwcs82Fk4TLFCg/iE=</DigestValue>
      </Reference>
      <Reference URI="Basic/Standard/script-lb.xml">
        <Transforms>
          <Transform Algorithm="http://www.w3.org/TR/2001/REC-xml-c14n-20010315"/>
        </Transforms>
        <DigestMethod Algorithm="http://www.w3.org/2000/09/xmldsig#sha1"/>
        <DigestValue>gtRDpUWLFbo9rgPe4QPpPg029MY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e700ba006c00e1009300e2001100de008c002100a900140054001600b900a2">
        <DigestMethod Algorithm="http://www.w3.org/2000/09/xmldsig#sha1"/>
        <DigestValue>qL7GBafLD1NhWj1a2qryfvbWNQ0=</DigestValue>
      </Reference>
    </SignedInfo>
    <SignatureValue>fW/998VPZ67DsAAxuVWt17rXfi3Hj67IlyrfCCZfTl2lsQcyFbZ5l0aAXpAASD/4
Y3+o/gVEd2cgbOXfbbcG7DDPbCxmpGF64O2hZ4cW4ILN4v2xQ9M3yxDP+1TMFhEk
pYQ4shJgKymXRioiyhvFV99ArPfmShgDTYFPim5YJ94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e700ba006c00e1009300e2001100de008c002100a900140054001600b900a2" Target="#ID_00e700ba006c00e0009300e2001100de0082008300a900140054001600b900a2">
          <dc:date xmlns:dc="http://purl.org/dc/elements/1.1/">2009-08-28T16:56:02,73</dc:date>
        </SignatureProperty>
      </SignatureProperties>
    </Object>
  </Signature>
</document-signatur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/</math:mo>
        </math:mrow>
        <math:mo math:stretchy="false">⋅</math:mo>
      </math:mrow>
      <math:mo math:stretchy="false">×</math:mo>
    </math:mrow>
    <math:annotation math:encoding="StarMath 5.0">&lt;?&gt; / &lt;?&gt;  cdot &lt;?&gt;  times &lt;?&gt; </math:annotation>
  </math:semantics>
</math:math>
</file>